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44cm"/>
    </style:style>
    <style:style style:name="co3" style:family="table-column">
      <style:table-column-properties fo:break-before="auto" style:column-width="5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6600"/>
    </style:style>
    <style:style style:name="ce8" style:family="table-cell" style:parent-style-name="Default">
      <style:text-properties fo:color="#ff6600"/>
    </style:style>
    <style:style style:name="ce9" style:family="table-cell" style:parent-style-name="Default">
      <style:text-properties fo:color="#ff3333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>
        <table:iteration table:status="enable" table:steps="1"/>
      </table:calculation-settings>
      <table:table table:name="Sheet1" table:style-name="ta1" table:print="false"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units</text:p>
          </table:table-cell>
          <table:table-cell table:style-name="ce3" office:value-type="string">
            <text:p>mm,rad</text:p>
          </table:table-cell>
          <table:table-cell table:number-columns-repeated="2"/>
        </table:table-row>
        <table:table-row table:style-name="ro1">
          <table:table-cell office:value-type="string">
            <text:p>Beak-height</text:p>
          </table:table-cell>
          <table:table-cell table:style-name="ce3" office:value-type="float" office:value="26">
            <text:p>26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length</text:p>
          </table:table-cell>
          <table:table-cell table:style-name="ce3" office:value-type="float" office:value="339">
            <text:p>339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height</text:p>
          </table:table-cell>
          <table:table-cell table:style-name="ce3" office:value-type="float" office:value="254">
            <text:p>254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frame angle</text:p>
          </table:table-cell>
          <table:table-cell table:formula="of:=RADIANS([.C5])" office:value-type="float" office:value="1.56556033903891">
            <text:p>1.5656</text:p>
          </table:table-cell>
          <table:table-cell table:style-name="ce3" office:value-type="float" office:value="89.7">
            <text:p>89.7000</text:p>
          </table:table-cell>
          <table:table-cell/>
        </table:table-row>
        <table:table-row table:style-name="ro1">
          <table:table-cell office:value-type="string">
            <text:p>Beak-bottom</text:p>
          </table:table-cell>
          <table:table-cell table:formula="of:=[.B2]/[.C5]" office:value-type="float" office:value="0.289855072463768">
            <text:p>0.2899</text:p>
          </table:table-cell>
          <table:table-cell table:style-name="ce4"/>
          <table:table-cell/>
        </table:table-row>
        <table:table-row table:style-name="ro2">
          <table:table-cell office:value-type="string">
            <text:p>Beak-topfront</text:p>
          </table:table-cell>
          <table:table-cell table:formula="of:=SQRT(POWER([.B6];2)+POWER([.B2];2))" office:value-type="float" office:value="26.0016156413988">
            <text:p>26.0016</text:p>
          </table:table-cell>
          <table:table-cell table:style-name="ce4"/>
          <table:table-cell/>
        </table:table-row>
        <table:table-row table:style-name="ro1">
          <table:table-cell office:value-type="string">
            <text:p>BASE</text:p>
          </table:table-cell>
          <table:table-cell table:formula="of:=(([.B7]*([.B6]+[.B3]))/[.B6]) - [.B7]" office:value-type="float" office:value="30410.1895733979">
            <text:p>30410.1896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1" office:value-type="string">
            <text:p>Battery parameters</text:p>
          </table:table-cell>
          <table:table-cell/>
          <table:table-cell table:style-name="ce4"/>
          <table:table-cell/>
        </table:table-row>
        <table:table-row table:style-name="ro2">
          <table:table-cell office:value-type="string">
            <text:p>Cr – radius</text:p>
          </table:table-cell>
          <table:table-cell office:value-type="float" office:value="25">
            <text:p>25.0000</text:p>
          </table:table-cell>
          <table:table-cell table:style-name="ce4"/>
          <table:table-cell/>
        </table:table-row>
        <table:table-row table:style-name="ro2">
          <table:table-cell office:value-type="string">
            <text:p>Cv – voltage</text:p>
          </table:table-cell>
          <table:table-cell office:value-type="float" office:value="3.7">
            <text:p>3.7000</text:p>
          </table:table-cell>
          <table:table-cell table:style-name="ce4"/>
          <table:table-cell/>
        </table:table-row>
        <table:table-row table:style-name="ro1">
          <table:table-cell office:value-type="string">
            <text:p>Cw – capacity</text:p>
          </table:table-cell>
          <table:table-cell office:value-type="float" office:value="3800">
            <text:p>3800.0000</text:p>
          </table:table-cell>
          <table:table-cell table:style-name="ce4"/>
          <table:table-cell/>
        </table:table-row>
        <table:table-row table:style-name="ro1">
          <table:table-cell office:value-type="string">
            <text:p>Ca_max – max output A</text:p>
          </table:table-cell>
          <table:table-cell office:value-type="float" office:value="10">
            <text:p>10.0000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style-name="ce1" office:value-type="string">
            <text:p>Overall layout</text:p>
          </table:table-cell>
          <table:table-cell/>
          <table:table-cell table:style-name="ce4"/>
          <table:table-cell/>
        </table:table-row>
        <table:table-row table:style-name="ro2">
          <table:table-cell office:value-type="string">
            <text:p>InterSpacing</text:p>
          </table:table-cell>
          <table:table-cell table:style-name="ce5" office:value-type="float" office:value="1">
            <text:p>1.00</text:p>
          </table:table-cell>
          <table:table-cell table:style-name="ce4"/>
          <table:table-cell/>
        </table:table-row>
        <table:table-row table:style-name="ro1">
          <table:table-cell office:value-type="string">
            <text:p>row</text:p>
          </table:table-cell>
          <table:table-cell table:style-name="ce6" office:value-type="float" office:value="0">
            <text:p>0</text:p>
          </table:table-cell>
          <table:table-cell table:style-name="ce4"/>
          <table:table-cell/>
        </table:table-row>
        <table:table-row table:style-name="ro1">
          <table:table-cell office:value-type="string">
            <text:p>col</text:p>
          </table:table-cell>
          <table:table-cell table:style-name="ce6" office:value-type="float" office:value="0">
            <text:p>0</text:p>
          </table:table-cell>
          <table:table-cell table:style-name="ce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the T based on radius</text:p>
          </table:table-cell>
          <table:table-cell table:number-columns-repeated="3"/>
        </table:table-row>
        <table:table-row table:style-name="ro2">
          <table:table-cell office:value-type="string">
            <text:p>'rs – radius with spacing </text:p>
          </table:table-cell>
          <table:table-cell table:formula="of:=[.B11]+([.B17]/2)" office:value-type="float" office:value="25.5">
            <text:p>25.5000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.00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formula="of:=[.B49]" office:value-type="float" office:value="25.5">
            <text:p>25.5000</text:p>
          </table:table-cell>
          <table:table-cell table:formula="of:=[.C49]" office:value-type="float" office:value="25.6338684604275">
            <text:p>25.63</text:p>
          </table:table-cell>
          <table:table-cell/>
        </table:table-row>
        <table:table-row table:style-name="ro1">
          <table:table-cell office:value-type="string">
            <text:p>|CP|</text:p>
          </table:table-cell>
          <table:table-cell table:formula="of:=SQRT(POWER([.B29];2)+POWER([.C29];2))" office:value-type="float" office:value="36.1572290454689">
            <text:p>36.1572</text:p>
          </table:table-cell>
          <table:table-cell table:formula="of:=[.C49]" office:value-type="float" office:value="25.6338684604275">
            <text:p>25.63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SQRT(POWER([.B25];2)-POWER([.B22];2))" office:value-type="float" office:value="25.6338684604275">
            <text:p>25.6339</text:p>
          </table:table-cell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formula="of:=ATAN([.B26]/[.B22])" office:value-type="float" office:value="0.78801615727544">
            <text:p>0.7880</text:p>
          </table:table-cell>
          <table:table-cell table:number-columns-repeated="2"/>
        </table:table-row>
        <table:table-row table:style-name="ro1">
          <table:table-cell office:value-type="string">
            <text:p>|MC|</text:p>
          </table:table-cell>
          <table:table-cell table:formula="of:=COS([.B27])*[.B22]" office:value-type="float" office:value="17.9839555509713">
            <text:p>17.98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P</text:p>
          </table:table-cell>
          <table:table-cell table:formula="of:=[.B23]-[.B24]" office:value-type="float" office:value="-25.5">
            <text:p>-25.5000</text:p>
          </table:table-cell>
          <table:table-cell table:formula="of:=[.C23]-[.C24]" office:value-type="float" office:value="-25.6338684604275">
            <text:p>-25.6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formula="of:=[.B28]/[.B25]" office:value-type="float" office:value="0.49738201808429">
            <text:p>0.4974</text:p>
          </table:table-cell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table:formula="of:=[.B24]+[.B30]*[.B29]" office:value-type="float" office:value="12.8167585388506">
            <text:p>12.8168</text:p>
          </table:table-cell>
          <table:table-cell table:formula="of:=[.C24]+[.B30]*[.C29]" office:value-type="float" office:value="12.8840432342729">
            <text:p>12.88</text:p>
          </table:table-cell>
          <table:table-cell/>
        </table:table-row>
        <table:table-row table:style-name="ro1">
          <table:table-cell office:value-type="string">
            <text:p>|MT|</text:p>
          </table:table-cell>
          <table:table-cell table:formula="of:=SIN([.B27])*[.B22]" office:value-type="float" office:value="18.0783667055597">
            <text:p>18.078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T'<text:span text:style-name="T1"> – derived from CP</text:span></text:p>
          </table:table-cell>
          <table:table-cell table:formula="of:=-[.C29]" office:value-type="float" office:value="25.6338684604275">
            <text:p>25.6339</text:p>
          </table:table-cell>
          <table:table-cell table:formula="of:=[.B29]" office:value-type="float" office:value="-25.5">
            <text:p>-25.5</text:p>
          </table:table-cell>
          <table:table-cell/>
        </table:table-row>
        <table:table-row table:style-name="ro1">
          <table:table-cell table:style-name="ce1" office:value-type="string">
            <text:p>|MT'|</text:p>
          </table:table-cell>
          <table:table-cell table:formula="of:=SQRT(POWER([.B33];2)+POWER([.C33];2))" office:value-type="float" office:value="36.1572290454689">
            <text:p>36.1572</text:p>
          </table:table-cell>
          <table:table-cell table:number-columns-repeated="2"/>
        </table:table-row>
        <table:table-row table:style-name="ro1">
          <table:table-cell office:value-type="string">
            <text:p>t2</text:p>
          </table:table-cell>
          <table:table-cell table:formula="of:=[.B32]/[.B34]" office:value-type="float" office:value="0.499993146123713">
            <text:p>0.5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T</text:p>
          </table:table-cell>
          <table:table-cell table:formula="of:=[.B33]*[.B35]" office:value-type="float" office:value="12.8167585388506">
            <text:p>12.8168</text:p>
          </table:table-cell>
          <table:table-cell table:formula="of:=[.C33]*[.B35]" office:value-type="float" office:value="-12.7498252261547">
            <text:p>-12.75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formula="of:=[.B36]+[.B31]" office:value-type="float" office:value="25.6335170777012">
            <text:p>25.6335</text:p>
          </table:table-cell>
          <table:table-cell table:formula="of:=[.C36]+[.C31]" office:value-type="float" office:value="0.134218008118161">
            <text:p>0.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the C</text:p>
          </table:table-cell>
          <table:table-cell table:number-columns-repeated="3"/>
        </table:table-row>
        <table:table-row table:style-name="ro1">
          <table:table-cell office:value-type="string">
            <text:p>h0 – cell's offset for the first row based on angle</text:p>
          </table:table-cell>
          <table:table-cell table:style-name="ce5" table:formula="of:=[.B22]/TAN([.B5]/2)" office:value-type="float" office:value="25.6338684604275">
            <text:p>25.63</text:p>
          </table:table-cell>
          <table:table-cell table:number-columns-repeated="2"/>
        </table:table-row>
        <table:table-row table:style-name="ro1">
          <table:table-cell office:value-type="string">
            <text:p>h1 – height of a single row</text:p>
          </table:table-cell>
          <table:table-cell table:style-name="ce5" table:formula="of:=1.7320508*[.B22]" office:value-type="float" office:value="44.1672954">
            <text:p>44.17</text:p>
          </table:table-cell>
          <table:table-cell table:style-name="ce8" office:value-type="string">
            <text:p>check</text:p>
          </table:table-cell>
          <table:table-cell/>
        </table:table-row>
        <table:table-row table:style-name="ro2">
          <table:table-cell office:value-type="string">
            <text:p>Hx – to the center</text:p>
          </table:table-cell>
          <table:table-cell table:style-name="ce5" table:formula="of:=[.B18]*[.B41]+[.B40]" office:value-type="float" office:value="25.6338684604275">
            <text:p>25.63</text:p>
          </table:table-cell>
          <table:table-cell table:number-columns-repeated="2"/>
        </table:table-row>
        <table:table-row table:style-name="ro1">
          <table:table-cell office:value-type="string">
            <text:p>H – overall battery height</text:p>
          </table:table-cell>
          <table:table-cell table:style-name="ce5" table:formula="of:=[.B18]*[.B41]+[.B40]+[.B22]" office:value-type="float" office:value="51.1338684604276">
            <text:p>51.13</text:p>
          </table:table-cell>
          <table:table-cell table:style-name="ce9"/>
          <table:table-cell/>
        </table:table-row>
        <table:table-row table:style-name="ro1">
          <table:table-cell office:value-type="string">
            <text:p>w – shift</text:p>
          </table:table-cell>
          <table:table-cell table:style-name="ce5" table:formula="of:=IF(MOD([.B18];2)=1;[.B22];0)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w0 – cell's offset for the first column based on row oddness</text:p>
          </table:table-cell>
          <table:table-cell table:style-name="ce5" table:formula="of:=[.B44]+[.B22]" office:value-type="float" office:value="25.5">
            <text:p>25.50</text:p>
          </table:table-cell>
          <table:table-cell table:number-columns-repeated="2"/>
        </table:table-row>
        <table:table-row table:style-name="ro1">
          <table:table-cell office:value-type="string">
            <text:p>w1 – width of a single column</text:p>
          </table:table-cell>
          <table:table-cell table:style-name="ce5" table:formula="of:=2*[.B22]" office:value-type="float" office:value="51">
            <text:p>51.00</text:p>
          </table:table-cell>
          <table:table-cell table:number-columns-repeated="2"/>
        </table:table-row>
        <table:table-row table:style-name="ro2">
          <table:table-cell office:value-type="string">
            <text:p>Wx – to the center</text:p>
          </table:table-cell>
          <table:table-cell table:style-name="ce5" table:formula="of:=[.B45]+([.B46]*[.B19])" office:value-type="float" office:value="25.5">
            <text:p>25.50</text:p>
          </table:table-cell>
          <table:table-cell table:style-name="ce9"/>
          <table:table-cell/>
        </table:table-row>
        <table:table-row table:style-name="ro1">
          <table:table-cell office:value-type="string">
            <text:p>W – overall battery width</text:p>
          </table:table-cell>
          <table:table-cell table:style-name="ce5" table:formula="of:=([.B19]+1)*([.B22]*2)+[.B44]" office:value-type="float" office:value="51">
            <text:p>51.00</text:p>
          </table:table-cell>
          <table:table-cell table:style-name="ce8"/>
          <table:table-cell/>
        </table:table-row>
        <table:table-row table:style-name="ro2">
          <table:table-cell table:style-name="ce2" office:value-type="string">
            <text:p>C – cells' center point</text:p>
          </table:table-cell>
          <table:table-cell table:style-name="ce5" table:formula="of:=[.B47]" office:value-type="float" office:value="25.5">
            <text:p>25.50</text:p>
          </table:table-cell>
          <table:table-cell table:formula="of:=[.B42]" office:value-type="float" office:value="25.6338684604275">
            <text:p>25.63</text:p>
          </table:table-cell>
          <table:table-cell/>
        </table:table-row>
        <table:table-row table:style-name="ro1">
          <table:table-cell table:style-name="ce2" office:value-type="string">
            <text:p>Alpha_needed - frame angle needed</text:p>
          </table:table-cell>
          <table:table-cell table:style-name="ce5" table:formula="of:=DEGREES(ATAN([.B37]/[.C37]))" office:value-type="float" office:value="89.7">
            <text:p>89.70</text:p>
          </table:table-cell>
          <table:table-cell table:number-columns-repeated="2"/>
        </table:table-row>
        <table:table-row table:style-name="ro2">
          <table:table-cell office:value-type="string">
            <text:p>isValid</text:p>
          </table:table-cell>
          <table:table-cell table:style-name="ce7" table:formula="of:=IF([.B50]&gt;[.C5];&quot;NO&quot;;&quot;YES&quot;)" office:value-type="string" office:string-value="YES">
            <text:p>YES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11/08/2019</text:date>, <text:time>19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Katz</meta:initial-creator>
    <meta:creation-date>2019-08-09T18:56:31.50</meta:creation-date>
    <dc:date>2019-08-11T19:44:25.37</dc:date>
    <dc:creator>Daniel Katz</dc:creator>
    <meta:editing-duration>P1DT11H31M14S</meta:editing-duration>
    <meta:editing-cycles>18</meta:editing-cycles>
    <meta:generator>OpenOffice/4.1.6$Win32 OpenOffice.org_project/416m1$Build-9790</meta:generator>
    <meta:document-statistic meta:table-count="3" meta:cell-count="101" meta:object-count="0"/>
  </office:meta>
</office:document-meta>
</file>